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8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27"/>
    <style:style style:name="ce11" style:family="table-cell" style:parent-style-name="Default" style:data-style-name="N127">
      <style:table-cell-properties fo:background-color="transparent"/>
    </style:style>
    <style:style style:name="ce12" style:family="table-cell" style:parent-style-name="Default" style:data-style-name="N127">
      <style:table-cell-properties fo:border-bottom="0.06pt solid #000000" fo:background-color="transparent" fo:border-left="none" fo:border-right="none" fo:border-top="non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oten [eV]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-268.23222429" calcext:value-type="float">
            <text:p>-268.23222429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2.33726949" calcext:value-type="float">
            <text:p>-272.33726949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55395805" calcext:value-type="float">
            <text:p>-272.55395805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2.33449465" calcext:value-type="float">
            <text:p>-272.33449465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36815725" calcext:value-type="float">
            <text:p>-272.36815725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-272.09599147" calcext:value-type="float">
            <text:p>-272.09599147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1844" calcext:value-type="float">
            <text:p>-268.23184400</text:p>
          </table:table-cell>
          <table:table-cell table:style-name="ce5"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-272.32775115" calcext:value-type="float">
            <text:p>-272.32775115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36840779" calcext:value-type="float">
            <text:p>-272.36840779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-271.95900634" calcext:value-type="float">
            <text:p>-271.95900634</text:p>
          </table:table-cell>
          <table:table-cell table:style-name="ce5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143018" calcext:value-type="float">
            <text:p>-268.23143018</text:p>
          </table:table-cell>
          <table:table-cell table:style-name="ce5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1.77676909" calcext:value-type="float">
            <text:p>-271.77676909</text:p>
          </table:table-cell>
          <table:table-cell table:style-name="ce5"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1" office:value-type="float" office:value="-271.99260205" calcext:value-type="float">
            <text:p>-271.99260205</text:p>
          </table:table-cell>
          <table:table-cell table:style-name="ce5"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1.51712878" calcext:value-type="float">
            <text:p>-271.51712878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-271.75877115" calcext:value-type="float">
            <text:p>-271.75877115</text:p>
          </table:table-cell>
          <table:table-cell table:style-name="ce5"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408484" calcext:value-type="float">
            <text:p>-268.2340848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2.31999884" calcext:value-type="float">
            <text:p>-272.3199988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25532565" calcext:value-type="float">
            <text:p>-272.2553256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11" office:value-type="float" office:value="-272.00495174" calcext:value-type="float">
            <text:p>-272.004951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26956169" calcext:value-type="float">
            <text:p>-272.2695616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-272.46080056" calcext:value-type="float">
            <text:p>-272.46080056</text:p>
          </table:table-cell>
          <table:table-cell table:number-columns-repeated="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-271.99150834" calcext:value-type="float">
            <text:p>-271.9915083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439044" calcext:value-type="float">
            <text:p>-268.2343904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1.99003656" calcext:value-type="float">
            <text:p>-271.9900365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00571945" calcext:value-type="float">
            <text:p>-272.0057194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1.28372679" calcext:value-type="float">
            <text:p>-271.28372679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1" office:value-type="float" office:value="-272.08653252" calcext:value-type="float">
            <text:p>-272.08653252</text:p>
          </table:table-cell>
          <table:table-cell table:style-name="ce5"/>
          <table:table-cell table:number-columns-repeated="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-272.16041389" calcext:value-type="float">
            <text:p>-272.16041389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204733" calcext:value-type="float">
            <text:p>-268.2320473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2.36242072" calcext:value-type="float">
            <text:p>-272.36242072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-272.4435123" calcext:value-type="float">
            <text:p>-272.443512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2.33052864" calcext:value-type="float">
            <text:p>-272.33052864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41463277" calcext:value-type="float">
            <text:p>-272.41463277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11" office:value-type="float" office:value="-272.34755681" calcext:value-type="float">
            <text:p>-272.3475568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-272.2089135" calcext:value-type="float">
            <text:p>-272.20891350</text:p>
          </table:table-cell>
          <table:table-cell table:number-columns-repeated="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-272.02366106" calcext:value-type="float">
            <text:p>-272.0236610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215398" calcext:value-type="float">
            <text:p>-268.2321539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2.31108056" calcext:value-type="float">
            <text:p>-272.3110805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25324835" calcext:value-type="float">
            <text:p>-272.2532483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2.44723207" calcext:value-type="float">
            <text:p>-272.4472320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54298163" calcext:value-type="float">
            <text:p>-272.5429816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-272.54991638" calcext:value-type="float">
            <text:p>-272.54991638</text:p>
          </table:table-cell>
          <table:table-cell table:number-columns-repeated="6"/>
        </table:table-row>
        <table:table-row table:style-name="ro1">
          <table:table-cell table:number-columns-repeated="2" table:style-name="ce8" office:value-type="float" office:value="6" calcext:value-type="float">
            <text:p>6</text:p>
          </table:table-cell>
          <table:table-cell table:style-name="ce12" office:value-type="float" office:value="-271.99918661" calcext:value-type="float">
            <text:p>-271.9991866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400365" calcext:value-type="float">
            <text:p>-268.2340036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1.99004327" calcext:value-type="float">
            <text:p>-271.9900432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2.23960637" calcext:value-type="float">
            <text:p>-272.2396063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2.02522517" calcext:value-type="float">
            <text:p>-272.0252251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22854692" calcext:value-type="float">
            <text:p>-272.22854692</text:p>
          </table:table-cell>
          <table:table-cell table:number-columns-repeated="6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-271.29655834" calcext:value-type="float">
            <text:p>-271.2965583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-268.23441117" calcext:value-type="float">
            <text:p>-268.2344111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1.90798939" calcext:value-type="float">
            <text:p>-271.9079893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1.92375542" calcext:value-type="float">
            <text:p>-271.92375542</text:p>
          </table:table-cell>
          <table:table-cell table:number-columns-repeated="6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-271.37356558" calcext:value-type="float">
            <text:p>-271.37356558</text:p>
          </table:table-cell>
          <table:table-cell table:number-columns-repeated="6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14:05:31.462501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3T09:57:24.595277122</meta:creation-date>
    <dc:date>2023-12-17T14:07:18.991775927</dc:date>
    <meta:editing-duration>P5DT17H47M4S</meta:editing-duration>
    <meta:editing-cycles>14</meta:editing-cycles>
    <meta:generator>LibreOffice/6.4.7.2$Linux_X86_64 LibreOffice_project/40$Build-2</meta:generator>
    <meta:document-statistic meta:table-count="1" meta:cell-count="162" meta:object-count="0"/>
  </office:meta>
</office:document-meta>
</file>